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121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PSALMIST LOOKS UP TO THE LORD (121:1-2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LORD LOOKS OUT FOR THE PSALMIST (121:3-8).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THE LORD LOOKS OUT FOR THE PSALMIST (121:3-8).<text:s text:c="1"/></text:span><text:span text:style-name="a447" text:class-names=""/></text:p>
          </draw:text-box>
          <svg:title/>
          <svg:desc/>
        </draw:frame>
        <draw:frame draw:id="id86" presentation:style-name="a459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He will not allow him to fall or stumble (121:3-4).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He will protect and preserve him day and night (121:5-8).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</draw:text-box>
          <svg:title/>
          <svg:desc/>
        </draw:frame>
      </draw:page>
      <draw:page draw:name="Slide3" draw:style-name="a460" draw:master-page-name="Master1-Layout12-tx-Title-and-Text" presentation:presentation-page-layout-name="Master1-PPL12" draw:id="Slide-258">
        <draw:frame draw:id="id87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PSALM 121<text:s text:c="1"/></text:span><text:span text:style-name="a462" text:class-names=""/></text:p>
          </draw:text-box>
          <svg:title/>
          <svg:desc/>
        </draw:frame>
        <draw:frame draw:id="id88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THE PSALMIST LOOKS UP TO THE LORD (121:1-2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THE LORD LOOKS OUT FOR THE PSALMIST (121:3-8).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21 </dc:title>
    <meta:initial-creator>David STRICKLAND</meta:initial-creator>
    <dc:creator>David STRICKLAND</dc:creator>
    <meta:creation-date>2020-02-23T23:20:55Z</meta:creation-date>
    <dc:date>2020-02-23T23:20:56Z</dc:date>
    <meta:template xlink:href="BibleStudy" xlink:type="simple"/>
    <meta:editing-cycles>1</meta:editing-cycles>
    <meta:editing-duration>PT0S</meta:editing-duration>
    <meta:document-statistic meta:paragraph-count="9" meta:word-count="80"/>
  </office:meta>
</office:document-meta>
</file>